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Preformatted_20_Text">
      <style:text-properties style:font-name="Times New Roman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/>
      <style:text-properties style:font-name="Times New Roman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Preformatted_20_Text">
      <style:paragraph-properties fo:margin-top="0in" fo:margin-bottom="0.1965in"/>
      <style:text-properties style:font-name="Times New Roman" fo:font-size="14pt" style:text-underline-style="none" style:font-size-asian="14pt" style:font-size-complex="14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xel distribution:</text:p>
      <text:p text:style-name="P2"/>
      <text:p text:style-name="P3"/>
      <text:p text:style-name="P4">1. By color:</text:p>
      <text:p text:style-name="P5"/>
      <text:p text:style-name="P5">import cv2</text:p>
      <text:p text:style-name="P5">import numpy as np</text:p>
      <text:p text:style-name="P5">from matplotlib import pyplot as plt</text:p>
      <text:p text:style-name="P5"/>
      <text:p text:style-name="P5">img = cv2.imread('home.jpg')</text:p>
      <text:p text:style-name="P5">color = ('b','g','r')</text:p>
      <text:p text:style-name="P5">for i,col in enumerate(color):</text:p>
      <text:p text:style-name="P5"><text:s text:c="4"/>histr = cv2.calcHist([img],[i],None,[256],[0,256])</text:p>
      <text:p text:style-name="P5"><text:s text:c="4"/>plt.plot(histr,color = col)</text:p>
      <text:p text:style-name="P5"><text:s text:c="4"/>plt.xlim([0,256])</text:p>
      <text:p text:style-name="P6">plt.show()</text:p>
      <text:p text:style-name="P6"/>
      <text:p text:style-name="P7">2. Create mask:</text:p>
      <text:p text:style-name="P6"><text:span text:style-name="T1">img = cv2.imread('home.jpg')</text:span></text:p>
      <text:p text:style-name="P6">mask = np.zeros(img.shape[:2], np.uint8)</text:p>
      <text:p text:style-name="P5">mask[100:300, 100:400] = 255</text:p>
      <text:p text:style-name="P5">masked_img = cv2.bitwise_and(img,img,mask = mask)</text:p>
      <text:p text:style-name="P5"/>
      <text:p text:style-name="P5">hist_full = cv2.calcHist([img],[0],None,[256],[0,256])</text:p>
      <text:p text:style-name="P5">hist_mask = cv2.calcHist([img],[0],mask,[256],[0,256])</text:p>
      <text:p text:style-name="P5"/>
      <text:p text:style-name="P5">plt.subplot(221), plt.imshow(img, 'gray')</text:p>
      <text:p text:style-name="P5">plt.subplot(222), plt.imshow(mask,'gray')</text:p>
      <text:p text:style-name="P5">plt.subplot(223), plt.imshow(masked_img, 'gray')</text:p>
      <text:p text:style-name="P5">plt.subplot(224), plt.plot(hist_full), plt.plot(hist_mask)</text:p>
      <text:p text:style-name="P5">plt.xlim([0,256])</text:p>
      <text:p text:style-name="P5"/>
      <text:p text:style-name="P6">plt.show(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5T16:49:49.43</meta:creation-date>
    <dc:date>2018-05-26T13:17:44.67</dc:date>
    <meta:editing-duration>PT20H12M42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5" meta:word-count="73" meta:character-count="773"/>
  </office:meta>
</office:document-meta>
</file>